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#Höhe h [mm]</text:p>
          </table:table-cell>
          <table:table-cell office:value-type="string">
            <text:p>Spannung Diode [V]</text:p>
          </table:table-cell>
          <table:table-cell office:value-type="string">
            <text:p>Spannung PT1000 [mV]</text:p>
          </table:table-cell>
          <table:table-cell office:value-type="string">
            <text:p>Strom PT1000 [mA]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.0346">
            <text:p>1.0346</text:p>
          </table:table-cell>
          <table:table-cell office:value-type="float" office:value="1.61">
            <text:p>1.6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.5788">
            <text:p>1.5788</text:p>
          </table:table-cell>
          <table:table-cell office:value-type="float" office:value="7.92">
            <text:p>7.9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.6188">
            <text:p>1.6188</text:p>
          </table:table-cell>
          <table:table-cell office:value-type="float" office:value="7.95">
            <text:p>7.9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.615">
            <text:p>1.615</text:p>
          </table:table-cell>
          <table:table-cell office:value-type="float" office:value="7.85">
            <text:p>7.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.6226">
            <text:p>1.6226</text:p>
          </table:table-cell>
          <table:table-cell office:value-type="float" office:value="7.91">
            <text:p>7.9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.6215">
            <text:p>1.6215</text:p>
          </table:table-cell>
          <table:table-cell office:value-type="float" office:value="7.92">
            <text:p>7.92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2-07T15:07:47</meta:creation-date>
    <dc:date>2015-12-07T15:55:48</dc:date>
    <dc:creator>lyrahgames </dc:creator>
    <meta:editing-duration>PT2M31S</meta:editing-duration>
    <meta:editing-cycles>2</meta:editing-cycles>
    <meta:generator>LibreOffice/3.5$Linux_X86_64 LibreOffice_project/350m1$Build-2</meta:generator>
    <meta:document-statistic meta:table-count="3" meta:cell-count="28" meta:object-count="0"/>
  </office:meta>
</office:document-meta>
</file>